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1E000000168035E6E664821AAA29.png" manifest:media-type="image/png"/>
  <manifest:file-entry manifest:full-path="Pictures/1000020100001E000000168014F334C1A11FBAEB.png" manifest:media-type="image/png"/>
  <manifest:file-entry manifest:full-path="Pictures/10000201000001960000017CE390AA7D5927D1E2.png" manifest:media-type="image/png"/>
  <manifest:file-entry manifest:full-path="Pictures/1000020100001C20000012C047D808A3C334B724.png" manifest:media-type="image/png"/>
  <manifest:file-entry manifest:full-path="Pictures/1000020100001C20000012C0FD3E75972324F9D0.png" manifest:media-type="image/png"/>
  <manifest:file-entry manifest:full-path="Pictures/1000020100001C20000012C0D11FBC01056A911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349cm" fo:min-width="3.178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344cm" svg:height="11.553cm" svg:x="9.3cm" svg:y="-4.8cm">
          <draw:image xlink:href="Pictures/10000201000001960000017CE390AA7D5927D1E2.png" xlink:type="simple" xlink:show="embed" xlink:actuate="onLoad" loext:mime-type="image/png">
            <text:p/>
          </draw:image>
        </draw:frame>
        <draw:custom-shape draw:style-name="gr2" draw:text-style-name="P2" draw:layer="layout" svg:width="3.678cm" svg:height="3.599cm" draw:transform="skewX (0.00855211333477222) rotate (0.00890117918517108) translate (13.092cm -1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5.239cm" svg:height="10.159cm" svg:x="20.4cm" svg:y="7.2cm">
          <draw:image xlink:href="Pictures/1000020100001C20000012C0FD3E75972324F9D0.png" xlink:type="simple" xlink:show="embed" xlink:actuate="onLoad" loext:mime-type="image/png">
            <text:p/>
          </draw:image>
        </draw:frame>
        <draw:frame draw:style-name="gr3" draw:text-style-name="P2" draw:layer="layout" svg:width="15.239cm" svg:height="10.159cm" svg:x="-6.393cm" svg:y="6.72cm">
          <draw:image xlink:href="Pictures/1000020100001C20000012C047D808A3C334B724.png" xlink:type="simple" xlink:show="embed" xlink:actuate="onLoad" loext:mime-type="image/png">
            <text:p/>
          </draw:image>
        </draw:frame>
        <draw:frame draw:style-name="gr3" draw:text-style-name="P2" draw:layer="layout" svg:width="15.239cm" svg:height="10.159cm" svg:x="6.82cm" svg:y="6.947cm">
          <draw:image xlink:href="Pictures/1000020100001C20000012C0D11FBC01056A9116.png" xlink:type="simple" xlink:show="embed" xlink:actuate="onLoad" loext:mime-type="image/png">
            <text:p/>
          </draw:image>
        </draw:frame>
        <draw:frame draw:style-name="gr3" draw:text-style-name="P2" draw:layer="layout" svg:width="16.255cm" svg:height="12.191cm" svg:x="19.682cm" svg:y="-5.085cm">
          <draw:image xlink:href="Pictures/1000020100001E000000168014F334C1A11FBAEB.png" xlink:type="simple" xlink:show="embed" xlink:actuate="onLoad" loext:mime-type="image/png">
            <text:p/>
          </draw:image>
        </draw:frame>
        <draw:frame draw:style-name="gr3" draw:text-style-name="P2" draw:layer="layout" svg:width="16.255cm" svg:height="12.191cm" svg:x="-6.055cm" svg:y="-5.471cm">
          <draw:image xlink:href="Pictures/1000020100001E000000168035E6E664821AAA2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.5cm" svg:stroke-color="#000000" draw:marker-start-width="0.95cm" draw:marker-end-width="0.95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9T18:42:36.080417681</meta:creation-date>
    <dc:date>2020-05-05T11:44:51.441996660</dc:date>
    <meta:editing-duration>PT40M45S</meta:editing-duration>
    <meta:editing-cycles>7</meta:editing-cycles>
    <meta:generator>LibreOffice/6.3.5.2$Linux_X86_64 LibreOffice_project/30$Build-2</meta:generator>
    <meta:document-statistic meta:object-count="30"/>
  </office:meta>
</office:document-meta>
</file>